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542a" style:font-weight-asian="bold" style:font-weight-complex="bold"/>
    </style:style>
    <style:style style:name="P2" style:family="paragraph" style:parent-style-name="Standard">
      <style:text-properties fo:font-weight="bold" officeooo:rsid="001d542a" officeooo:paragraph-rsid="001d542a" style:font-weight-asian="bold" style:font-weight-complex="bold"/>
    </style:style>
    <style:style style:name="P3" style:family="paragraph" style:parent-style-name="Standard">
      <style:text-properties fo:font-weight="bold" officeooo:rsid="001e6389" officeooo:paragraph-rsid="001e6389" style:font-weight-asian="bold" style:font-weight-complex="bold"/>
    </style:style>
    <style:style style:name="P4" style:family="paragraph" style:parent-style-name="Standard">
      <style:text-properties fo:font-weight="bold" officeooo:rsid="0021fa2a" officeooo:paragraph-rsid="0021fa2a" style:font-weight-asian="bold" style:font-weight-complex="bold"/>
    </style:style>
    <style:style style:name="P5" style:family="paragraph" style:parent-style-name="Standard">
      <style:text-properties fo:font-weight="normal" officeooo:rsid="001d542a" officeooo:paragraph-rsid="001d542a" style:font-weight-asian="normal" style:font-weight-complex="normal"/>
    </style:style>
    <style:style style:name="P6" style:family="paragraph" style:parent-style-name="Standard">
      <style:text-properties fo:font-weight="normal" officeooo:rsid="001e6389" officeooo:paragraph-rsid="001e6389" style:font-weight-asian="normal" style:font-weight-complex="normal"/>
    </style:style>
    <style:style style:name="P7" style:family="paragraph" style:parent-style-name="Standard">
      <style:text-properties fo:font-weight="normal" officeooo:rsid="002320ee" officeooo:paragraph-rsid="002320ee" style:font-weight-asian="normal" style:font-weight-complex="normal"/>
    </style:style>
    <style:style style:name="P8" style:family="paragraph" style:parent-style-name="Standard">
      <style:text-properties fo:font-weight="normal" officeooo:rsid="002320ee" officeooo:paragraph-rsid="002349cb" style:font-weight-asian="normal" style:font-weight-complex="normal"/>
    </style:style>
    <style:style style:name="P9" style:family="paragraph" style:parent-style-name="Standard">
      <style:text-properties officeooo:paragraph-rsid="001d542a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e6389" officeooo:paragraph-rsid="001e6389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2349cb" officeooo:paragraph-rsid="002349cb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d542a" officeooo:paragraph-rsid="001d542a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320ee" officeooo:paragraph-rsid="002320ee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320ee" officeooo:paragraph-rsid="002349c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349cb" officeooo:paragraph-rsid="002349cb" style:font-weight-asian="normal" style:font-weight-complex="normal"/>
    </style:style>
    <style:style style:name="P16" style:family="paragraph" style:parent-style-name="Standard">
      <style:text-properties style:text-underline-style="none" fo:font-weight="bold" officeooo:rsid="002349cb" officeooo:paragraph-rsid="002349cb" style:font-weight-asian="bold" style:font-weight-complex="bold"/>
    </style:style>
    <style:style style:name="P17" style:family="paragraph" style:parent-style-name="Standard">
      <style:text-properties fo:font-style="normal" fo:font-weight="normal" officeooo:rsid="001d542a" officeooo:paragraph-rsid="001d542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da41c" officeooo:paragraph-rsid="001da41c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1da41c" officeooo:paragraph-rsid="001da41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e6389" officeooo:paragraph-rsid="001e6389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1fa2a" officeooo:paragraph-rsid="0021fa2a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bold" officeooo:rsid="001da41c" officeooo:paragraph-rsid="001da41c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1e6389" officeooo:paragraph-rsid="001e6389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21fa2a" officeooo:paragraph-rsid="0021fa2a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bold" officeooo:rsid="0021fa2a" officeooo:paragraph-rsid="0021fa2a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style:text-underline-style="none" fo:font-weight="normal" officeooo:rsid="002291a6" officeooo:paragraph-rsid="002291a6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bold" officeooo:rsid="002320ee" officeooo:paragraph-rsid="002320ee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style:text-underline-style="solid" style:text-underline-width="auto" style:text-underline-color="font-color" fo:font-weight="normal" officeooo:rsid="002320ee" officeooo:paragraph-rsid="002320ee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italic" fo:font-weight="normal" officeooo:rsid="001e6389" officeooo:paragraph-rsid="001e6389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1d542a" officeooo:paragraph-rsid="001d542a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style:text-underline-style="none" fo:font-weight="normal" officeooo:rsid="001e6389" officeooo:paragraph-rsid="001e6389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style:text-underline-style="none" fo:font-weight="normal" officeooo:rsid="0021fa2a" officeooo:paragraph-rsid="0021fa2a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style:text-underline-style="none" fo:font-weight="normal" officeooo:rsid="002320ee" officeooo:paragraph-rsid="002320ee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style:text-underline-style="none" fo:font-weight="normal" officeooo:rsid="002349cb" officeooo:paragraph-rsid="002349cb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officeooo:paragraph-rsid="001e6389"/>
    </style:style>
    <style:style style:name="P36" style:family="paragraph" style:parent-style-name="Standard">
      <style:text-properties officeooo:rsid="00200625" officeooo:paragraph-rsid="00200625"/>
    </style:style>
    <style:style style:name="P37" style:family="paragraph" style:parent-style-name="Standard">
      <style:text-properties officeooo:paragraph-rsid="0021fa2a"/>
    </style:style>
    <style:style style:name="P38" style:family="paragraph" style:parent-style-name="Standard">
      <style:paragraph-properties fo:break-before="page"/>
      <style:text-properties fo:font-style="normal" fo:font-weight="bold" officeooo:rsid="0021fa2a" officeooo:paragraph-rsid="0021fa2a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break-before="page"/>
      <style:text-properties fo:font-style="normal" style:text-underline-style="none" fo:font-weight="bold" officeooo:rsid="002320ee" officeooo:paragraph-rsid="002320ee" style:font-style-asian="normal" style:font-weight-asian="bold" style:font-style-complex="normal" style:font-weight-complex="bold"/>
    </style:style>
    <style:style style:name="P40" style:family="paragraph" style:parent-style-name="Standard" style:list-style-name="L1">
      <style:text-properties fo:font-weight="normal" officeooo:rsid="001d542a" officeooo:paragraph-rsid="001d542a" style:font-weight-asian="normal" style:font-weight-complex="normal"/>
    </style:style>
    <style:style style:name="P41" style:family="paragraph" style:parent-style-name="Standard" style:list-style-name="L2">
      <style:text-properties fo:font-weight="normal" officeooo:rsid="001e6389" officeooo:paragraph-rsid="001e6389" style:font-weight-asian="normal" style:font-weight-complex="normal"/>
    </style:style>
    <style:style style:name="P42" style:family="paragraph" style:parent-style-name="Standard">
      <style:text-properties fo:font-style="normal" fo:font-weight="bold" officeooo:rsid="0021fa2a" officeooo:paragraph-rsid="0021fa2a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style:text-underline-style="solid" style:text-underline-width="auto" style:text-underline-color="font-color" fo:font-weight="normal" officeooo:rsid="0021fa2a" officeooo:paragraph-rsid="0021fa2a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solid" style:text-underline-width="auto" style:text-underline-color="font-color" fo:font-weight="normal" officeooo:rsid="002320ee" officeooo:paragraph-rsid="002320ee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bold" officeooo:rsid="002320ee" officeooo:paragraph-rsid="002320ee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style:text-underline-style="none" fo:font-weight="bold" officeooo:rsid="00244bd2" officeooo:paragraph-rsid="00244bd2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tyle="normal" style:text-underline-style="none" fo:font-weight="normal" officeooo:rsid="002320ee" style:font-style-asian="normal" style:font-weight-asian="normal" style:font-style-complex="normal" style:font-weight-complex="normal"/>
    </style:style>
    <style:style style:name="P48" style:family="paragraph" style:parent-style-name="Standard" style:list-style-name="L3">
      <style:text-properties fo:font-style="normal" style:text-underline-style="none" fo:font-weight="normal" officeooo:rsid="002320ee" officeooo:paragraph-rsid="002320ee" style:font-style-asian="normal" style:font-weight-asian="normal" style:font-style-complex="normal" style:font-weight-complex="normal"/>
    </style:style>
    <style:style style:name="P49" style:family="paragraph" style:parent-style-name="Standard" style:list-style-name="L4">
      <style:text-properties fo:font-style="normal" style:text-underline-style="none" fo:font-weight="normal" officeooo:rsid="002320ee" officeooo:paragraph-rsid="002320ee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2320ee" officeooo:paragraph-rsid="002320ee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2320ee" officeooo:paragraph-rsid="002349cb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2349cb" officeooo:paragraph-rsid="002349cb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244bd2" officeooo:paragraph-rsid="00244bd2" style:font-style-asian="normal" style:font-weight-asian="normal" style:font-style-complex="normal" style:font-weight-complex="normal"/>
    </style:style>
    <style:style style:name="P54" style:family="paragraph" style:parent-style-name="Standard" style:list-style-name="L4">
      <style:text-properties officeooo:paragraph-rsid="002320ee"/>
    </style:style>
    <style:style style:name="P55" style:family="paragraph" style:parent-style-name="Standard">
      <style:text-properties fo:font-style="italic" style:text-underline-style="none" fo:font-weight="normal" officeooo:rsid="002349cb" officeooo:paragraph-rsid="002349cb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style:text-underline-style="none" fo:font-weight="normal" officeooo:rsid="00244bd2" officeooo:paragraph-rsid="00244bd2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542a" style:font-weight-asian="normal" style:font-weight-complex="normal"/>
    </style:style>
    <style:style style:name="T3" style:family="text">
      <style:text-properties fo:font-weight="normal" officeooo:rsid="001e6389" style:font-weight-asian="normal" style:font-weight-complex="normal"/>
    </style:style>
    <style:style style:name="T4" style:family="text">
      <style:text-properties fo:font-weight="normal" officeooo:rsid="0021fa2a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349cb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e6389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1fa2a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fo:font-weight="normal" officeooo:rsid="002320ee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d542a" style:font-weight-asian="bold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44bd2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fo:font-weight="bold" officeooo:rsid="001e6389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e638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1fa2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320ee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2320ee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bold" officeooo:rsid="002320ee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officeooo:rsid="001da41c"/>
    </style:style>
    <style:style style:name="T30" style:family="text">
      <style:text-properties officeooo:rsid="0021fa2a"/>
    </style:style>
    <style:style style:name="T31" style:family="text">
      <style:text-properties officeooo:rsid="002320ee"/>
    </style:style>
    <style:style style:name="T32" style:family="text">
      <style:text-properties officeooo:rsid="002349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9. Passaggio di parametri</text:p>
      <text:p text:style-name="P5">In C++ esistono tre modalità di passaggio di parametri a una funzione: </text:p>
      <text:list xml:id="list966569885" text:style-name="L1">
        <text:list-item>
          <text:p text:style-name="P40">per valore </text:p>
        </text:list-item>
        <text:list-item>
          <text:p text:style-name="P40">per riferimento </text:p>
        </text:list-item>
        <text:list-item>
          <text:p text:style-name="P40">per puntatore </text:p>
        </text:list-item>
      </text:list>
      <text:p text:style-name="P5">(Spesso le ultime due sono confuse in letteratura, perché hanno finalità simili).</text:p>
      <text:p text:style-name="P5"/>
      <text:p text:style-name="P2">29.1 Passaggio di parametri per valore</text:p>
      <text:p text:style-name="P5">Definizione di parametri formali analoga alla definizione di variabili.</text:p>
      <text:p text:style-name="P5"><text:span text:style-name="T5">Sintassi lista dei parametri</text:span>: <text:span text:style-name="T7">( tipo identificatore, ...) </text:span></text:p>
      <text:p text:style-name="P5"><text:span text:style-name="T5">Esempio</text:span>: <text:span text:style-name="T7">int fact(int n) {...}</text:span> </text:p>
      <text:p text:style-name="P5"/>
      <text:p text:style-name="P5">Simile a definire una nuova variabile locale e assegnarle il valore dell’espressione del parametro attuale.</text:p>
      <text:p text:style-name="P5"><text:span text:style-name="T5">Esempio</text:span>: <text:span text:style-name="T7">fact(3*x);</text:span> //simile a: <text:span text:style-name="T7">int n = 3*x; </text:span></text:p>
      <text:p text:style-name="P5"/>
      <text:p text:style-name="P5">Il parametro <text:span text:style-name="T5">formale</text:span> acquisisce il <text:span text:style-name="T15">valore</text:span> del parametro <text:span text:style-name="T5">attuale</text:span><text:span text:style-name="T17">,</text:span> il quale può essere un’espressione senza indirizzo.</text:p>
      <text:p text:style-name="P5">Può essere di tipo diverso compatibile (viene effettuata una conversione implicita).</text:p>
      <text:p text:style-name="P5"/>
      <text:p text:style-name="P5">L’informazione viene temporaneamente duplicata, causando uno spreco di memoria e di CPU. </text:p>
      <text:p text:style-name="P5"/>
      <text:p text:style-name="P9"><text:span text:style-name="T16">Importante: </text:span><text:span text:style-name="T1">Se modifico il parametro formale, il parametro attuale non viene modificato </text:span><text:span text:style-name="T2">(</text:span><text:span text:style-name="T1">passaggio di informazione solo dal</text:span><text:span text:style-name="T2">la funzione</text:span><text:span text:style-name="T1"> chiamante alla </text:span><text:span text:style-name="T2">funzione </text:span><text:span text:style-name="T1">chiamata</text:span><text:span text:style-name="T2">).</text:span></text:p>
      <text:p text:style-name="P5"/>
      <text:p text:style-name="P36"><text:span text:style-name="T2">A</text:span><text:span text:style-name="T1">nche le costanti possono essere passate per valore. Se il parametro formale corrispondente è del tipo </text:span><text:span text:style-name="T9">const tipo costante</text:span><text:span text:style-name="T22"> esso non potrà essere modificato nella funzione. Altrimenti sarà possibile definire il parametro formale senza </text:span><text:span text:style-name="T9">const </text:span><text:span text:style-name="T22">e sarà modificabile.</text:span></text:p>
      <text:p text:style-name="P5"/>
      <text:p text:style-name="P2">29.2 Passaggio di parametri per riferimento</text:p>
      <text:p text:style-name="P12">Definizione di parametri formali simile a definizione di riferimenti.</text:p>
      <text:p text:style-name="P5"><text:span text:style-name="T5">Sintassi lista dei parametri</text:span>: <text:span text:style-name="T7">( tipo &amp; identificatore,...)</text:span> </text:p>
      <text:p text:style-name="P5"><text:span text:style-name="T5">Esempio</text:span>: <text:span text:style-name="T7">int swap(int &amp; n, int &amp; m)</text:span> <text:span text:style-name="T7">{...} </text:span></text:p>
      <text:p text:style-name="P5"/>
      <text:p text:style-name="P17">Simile a definire un riferimento “locale” ad un’espressione dotata di indirizzo.</text:p>
      <text:p text:style-name="P5"><text:span text:style-name="T20">Esempio</text:span><text:span text:style-name="T18">:</text:span><text:span text:style-name="T7"> swap(x,y); </text:span><text:span text:style-name="T18">//simile a:</text:span><text:span text:style-name="T7"> int &amp; n=x; int &amp; m=y </text:span></text:p>
      <text:p text:style-name="P30"/>
      <text:p text:style-name="P17">Il parametro <text:span text:style-name="T29">formale </text:span>è un <text:span text:style-name="T5">riferimento</text:span> al parametro attuale il <text:span text:style-name="T29">quale</text:span> deve essere un’espressione dotata di <text:span text:style-name="T15">indirizzo</text:span> <text:span text:style-name="T29">e </text:span>deve essere dello <text:span text:style-name="T15">stesso tipo</text:span>.</text:p>
      <text:p text:style-name="P17"/>
      <text:p text:style-name="P18">In questo caso l’informazione non viene duplicata evitando uno spreco di CPU e memoria.</text:p>
      <text:p text:style-name="P18"/>
      <text:p text:style-name="P22">Importante: <text:span text:style-name="T1">Se modifico il parametro formale, modifico il parametro attuale (il passaggio di informazioni avviene<text:tab/>anche dalla chiamata alla chiamante). </text:span></text:p>
      <text:p text:style-name="P22">! <text:span text:style-name="T1">Quindi nelle procedure posso passare dei parametri per riferimento e siccome non ho l’istruzione </text:span><text:span text:style-name="T9">return </text:span><text:span text:style-name="T1">non restituisco alcun valore, ma modificando i parametri formali, modifico anche i parametri attuali. </text:span><text:span text:style-name="T4">Stampando quindi a video nel </text:span><text:span text:style-name="T11">main </text:span><text:span text:style-name="T4">il parametro attuale a cui corrisponde un parametro formale riferimento, stamperò il nuovo valore modificato nella funzione.</text:span></text:p>
      <text:p text:style-name="P18"/>
      <text:p text:style-name="P23">29.2.1 Passaggio di parametri per riferimento costante</text:p>
      <text:p text:style-name="P20">È possibile definire passaggi per riferimento in sola lettura.</text:p>
      <text:p text:style-name="P20"><text:span text:style-name="T5">Sintassi lista di parametri</text:span>:<text:span text:style-name="T7"> (const tipo &amp; identificatore, ...) </text:span></text:p>
      <text:p text:style-name="P20"><text:soft-page-break/><text:span text:style-name="T5">Esempio</text:span>: <text:span text:style-name="T7">int fact(const int &amp; n,...) {...} </text:span></text:p>
      <text:p text:style-name="P29"/>
      <text:p text:style-name="P20">Anche in questo caso l’informazione non viene duplicata evitando uno spreco di memoria e di CPU.</text:p>
      <text:p text:style-name="P20"/>
      <text:p text:style-name="P35"><text:span text:style-name="T21">Importante: </text:span><text:span text:style-name="T1">Non permette di modificare </text:span><text:span text:style-name="T9">n</text:span><text:span text:style-name="T1">!</text:span><text:span text:style-name="T3"> Quindi scrivere </text:span><text:span text:style-name="T9">n = 5;</text:span><text:span text:style-name="T10"> </text:span><text:span text:style-name="T23">è un errore. Il p</text:span><text:span text:style-name="T1">assaggio di informazione </text:span><text:span text:style-name="T3">avviene </text:span><text:span text:style-name="T1">solo dalla chiamante alla chiamata </text:span><text:span text:style-name="T3">(</text:span><text:span text:style-name="T1">solo un input alla funzione</text:span><text:span text:style-name="T3">).</text:span></text:p>
      <text:p text:style-name="P6"/>
      <text:p text:style-name="P6">Questo metodo è usato in input per passare alla funzione oggetti “grossi”:</text:p>
      <text:list xml:id="list683245553" text:style-name="L2">
        <text:list-item>
          <text:p text:style-name="P41">molto efficiente: (no spreco di CPU e memoria)</text:p>
        </text:list-item>
        <text:list-item>
          <text:p text:style-name="P41">evita errori</text:p>
        </text:list-item>
        <text:list-item>
          <text:p text:style-name="P41">permette di individuare facilmente gli input della funzione0</text:p>
        </text:list-item>
      </text:list>
      <text:p text:style-name="P6"/>
      <text:p text:style-name="P3">! Il parametro attuale è ovviamente modificabile, solo il corrispondente parametro formale non è modificabile (si possono però chiaramente fare le ovvie operazioni di confronto come %, ecc. )! </text:p>
      <text:p text:style-name="P3"/>
      <text:p text:style-name="P10">Esempio</text:p>
      <text:p text:style-name="P31">void prova (const int &amp; z){</text:p>
      <text:p text:style-name="P31">cout &lt;&lt; z;<text:tab/>//10</text:p>
      <text:p text:style-name="P31">z++; //errore</text:p>
      <text:p text:style-name="P31">cout &lt;&lt; z%2; <text:tab/>//0</text:p>
      <text:p text:style-name="P31">}</text:p>
      <text:p text:style-name="P6"/>
      <text:p text:style-name="P29">int main (){</text:p>
      <text:p text:style-name="P29">int z=10;</text:p>
      <text:p text:style-name="P29">cout &lt;&lt; z;<text:tab/>//10</text:p>
      <text:p text:style-name="P29">prova(z);</text:p>
      <text:p text:style-name="P29">z++;</text:p>
      <text:p text:style-name="P29">cout &lt;&lt; z;<text:tab/>//11</text:p>
      <text:p text:style-name="P29">}</text:p>
      <text:p text:style-name="P19"/>
      <text:p text:style-name="P25">Grazie al passaggio per parametri per riferimenti è possibile ritornare due valori. Infatti passando alla funzione due parametri attuali e inizializzando i parametri formali della funzione come due riferimenti, quando andrò a modificarli li modificherò anche per la funzione chiamante.</text:p>
      <text:p text:style-name="P38">29.3 Passaggio di parametri per puntatore</text:p>
      <text:p text:style-name="P21">Definizione di parametri formali: puntatori passati per valore <text:span text:style-name="T31">del parametro attuale a cui si riferiscono.</text:span></text:p>
      <text:p text:style-name="P21"><text:span text:style-name="T5">Sintassi lista dei parametri</text:span>: <text:span text:style-name="T7">( tipo * identificatore,...) </text:span></text:p>
      <text:p text:style-name="P21"><text:span text:style-name="T5">Esempio</text:span>: <text:span text:style-name="T7">int swap(int * pn, int * pm) {...} </text:span></text:p>
      <text:p text:style-name="P24">N.B.!: nella chiamata, si passa l’indirizzo dell’oggetto passato.</text:p>
      <text:p text:style-name="P24"/>
      <text:p text:style-name="P21">Simile a definire un puntatore “locale” ad un’espressione dotata di indirizzo </text:p>
      <text:p text:style-name="P21"><text:span text:style-name="T5">Esempio di chiamata</text:span>: <text:span text:style-name="T7">swap(&amp;x,&amp;y);<text:tab/> <text:s text:c="8"/></text:span>//simile a definire un puntatore: <text:span text:style-name="T7">int *pn=&amp;x; int*pm=&amp;y</text:span> </text:p>
      <text:p text:style-name="P21"/>
      <text:p text:style-name="P21">Il parametro è un puntatore al(l’oggetto il cui indirizzo è dato dal) parametro attuale che deve essere un’espressione <text:span text:style-name="T15">dotata</text:span> <text:span text:style-name="T15">di</text:span> <text:span text:style-name="T15">indirizzo</text:span> e dello <text:span text:style-name="T15">stesso</text:span> <text:span text:style-name="T15">tipo</text:span>.</text:p>
      <text:p text:style-name="P21"/>
      <text:p text:style-name="P21">Anche qua l’informazione non viene duplicata, evitando uno spreco di memoria e di CPU.</text:p>
      <text:p text:style-name="P21"/>
      <text:p text:style-name="P37"><text:span text:style-name="T24">Modificando il parametro formale </text:span><text:span text:style-name="T25">(ovvero l’area di memoria puntata dal puntatore)</text:span><text:span text:style-name="T24">, si modifica anche il parametro attuale: il pass</text:span>aggio di informazione anche dalla chiamata alla chiamante. <text:span text:style-name="T30">C’è un effetto simile al passaggio per riferimento.<text:tab/></text:span></text:p>
      <text:p text:style-name="P37"/>
      <text:p text:style-name="P4">! Se voglio lavorare con i valori dei parametri attuali devo usare <text:span text:style-name="T7">*pn </text:span><text:span text:style-name="T18">(per riferirmi a </text:span><text:span text:style-name="T7">x</text:span><text:span text:style-name="T18">) e </text:span><text:span text:style-name="T7">*pm</text:span><text:span text:style-name="T18"> (per rifermi a </text:span><text:span text:style-name="T7">y</text:span><text:span text:style-name="T18">) nelle operazioni ! Usando </text:span><text:span text:style-name="T7">pn </text:span><text:span text:style-name="T18">e </text:span><text:span text:style-name="T7">pm </text:span><text:span text:style-name="T18">cambierò l’</text:span><text:span text:style-name="T7">r-value </text:span><text:span text:style-name="T18">del puntatore (ovvero lavorerò sugli indirizzi di memoria di </text:span><text:span text:style-name="T7">x</text:span><text:span text:style-name="T18"> e </text:span><text:span text:style-name="T7">y</text:span><text:span text:style-name="T18">) !</text:span></text:p>
      <text:p text:style-name="P24"/>
      <text:p text:style-name="P43">Esempio</text:p>
      <text:p text:style-name="P32">void scambia (int * px, int * py)</text:p>
      <text:p text:style-name="P32">{ int t;</text:p>
      <text:p text:style-name="P32"><text:s/>t = *px;</text:p>
      <text:p text:style-name="P32"><text:s/>*px = *py;</text:p>
      <text:p text:style-name="P32"><text:s/>*py = t; }</text:p>
      <text:p text:style-name="P32"/>
      <text:p text:style-name="P32">int main (){</text:p>
      <text:p text:style-name="P32">int a=2, b=3; <text:tab/></text:p>
      <text:p text:style-name="P32">scambia(&amp;a,&amp;b);<text:tab/>//<text:span text:style-name="T18">mi scambia il valore delle variabili, ora </text:span>a=3 <text:span text:style-name="T18">e </text:span>b=2</text:p>
      <text:p text:style-name="P32">}</text:p>
      <text:p text:style-name="P32"/>
      <text:p text:style-name="P26">Senza usare gli * avremmo scambiato gli indirizzi i <text:span text:style-name="T7">r-value </text:span>di <text:span text:style-name="T7">px </text:span>e <text:span text:style-name="T7">py </text:span>(quindi <text:span text:style-name="T7">px </text:span>avrebbe puntato a <text:span text:style-name="T7">b </text:span>e <text:span text:style-name="T7">py </text:span>avrebbe puntato a<text:span text:style-name="T7"> a</text:span>).</text:p>
      <text:p text:style-name="P26"/>
      <text:p text:style-name="P27"/>
      <text:p text:style-name="P39">29.4 Passaggio per valore vs. Passaggio per riferimento/puntatore</text:p>
      <text:p text:style-name="P28"/>
      <text:p text:style-name="P27"><text:span text:style-name="T6">Vantaggi</text:span> <text:span text:style-name="T1">del passaggio per </text:span><text:span text:style-name="T9">riferimento/puntatore</text:span></text:p>
      <text:list xml:id="list4284211499" text:style-name="L3">
        <text:list-item>
          <text:p text:style-name="P48">Minore carico di calcolo e di memoria (soprattutto con parametri di grosse dimensioni)</text:p>
        </text:list-item>
        <text:list-item>
          <text:p text:style-name="P48">Permette di restituire informazione da chiamata a chiamante </text:p>
        </text:list-item>
      </text:list>
      <text:p text:style-name="P26"/>
      <text:p text:style-name="P28">Svantaggi<text:span text:style-name="T17"> del passaggio per </text:span><text:span text:style-name="T12">riferimento/puntatore</text:span></text:p>
      <text:list xml:id="list3544211878" text:style-name="L4">
        <text:list-item>
          <text:p text:style-name="P49">Rischio di confusione nel codice (non si sa dove cambiano i valori) </text:p>
        </text:list-item>
        <text:list-item>
          <text:p text:style-name="P49">Aliasing (entità con più di un nome) </text:p>
        </text:list-item>
        <text:list-item>
          <text:p text:style-name="P49">Parametro formale e attuale esattamente dello stesso tipo</text:p>
        </text:list-item>
        <text:list-item>
          <text:p text:style-name="P54"><text:span text:style-name="T27">! </text:span><text:span text:style-name="T26">Si possono passare solo espressioni dotate di indirizzo </text:span><text:span text:style-name="T27">!</text:span></text:p>
        </text:list-item>
      </text:list>
      <text:p text:style-name="P50"/>
      <text:p text:style-name="P50">Alcuni linguaggi (come C) non ammettono il passaggio per riferimento, ma solo per puntatore.</text:p>
      <text:p text:style-name="P50"/>
      <text:p text:style-name="P27">29.5 Funzioni che restituiscono un riferimento</text:p>
      <text:p text:style-name="P7"><text:span text:style-name="T28">Restituisce un riferimento ad un’espressione (con </text:span><text:span text:style-name="T20">indirizzo</text:span><text:span text:style-name="T28">). L’espressione deve riferirsi ad un oggetto del chiamante (es. un parametro formale passato per riferimento, un elemento di un array) e deve essere dello stesso tipo.</text:span></text:p>
      <text:p text:style-name="P50"/>
      <text:p text:style-name="P28">Esempio</text:p>
      <text:p text:style-name="P13"><text:span text:style-name="T7">int&amp; max(int&amp; x,int&amp; y)<text:tab/></text:span><text:span text:style-name="T18"> //restituisce un riferimento </text:span></text:p>
      <text:p text:style-name="P14"><text:span text:style-name="T7">{return (x &gt; y ? x : y);</text:span><text:span text:style-name="T8">}</text:span><text:span text:style-name="T7"><text:tab/></text:span><text:span text:style-name="T18">//</text:span><text:span text:style-name="T7">x</text:span><text:span text:style-name="T18">,</text:span><text:span text:style-name="T7">y</text:span><text:span text:style-name="T18"> riferimenti a oggetti </text:span></text:p>
      <text:p text:style-name="P51"/>
      <text:p text:style-name="P52">Si può anche scrivere così: </text:p>
      <text:p text:style-name="P34">if(x&gt;y)</text:p>
      <text:p text:style-name="P34"><text:s text:c="3"/>int &amp;xx = x;</text:p>
      <text:p text:style-name="P34">else</text:p>
      <text:p text:style-name="P34"><text:s text:c="3"/>int &amp;xx=y;</text:p>
      <text:p text:style-name="P34"/>
      <text:p text:style-name="P34">return xx;<text:tab/><text:tab/><text:tab/><text:span text:style-name="T18">//basta che il valore ritornato sia di tipo </text:span>int&amp;</text:p>
      <text:p text:style-name="P50"><text:tab/></text:p>
      <text:p text:style-name="P50">… </text:p>
      <text:p text:style-name="P33">int m=44, n=22; </text:p>
      <text:p text:style-name="Standard"><text:span text:style-name="T13">max(m,n) = 55; </text:span><text:span text:style-name="T26">//cambia il valore di </text:span><text:span text:style-name="T13">m</text:span><text:span text:style-name="T26"> da 44 a 55. Infatti guardando il </text:span><text:span text:style-name="T13">return </text:span><text:span text:style-name="T26">della funzione si <text:tab/><text:tab/><text:tab/>capisce che restituisce il maggiore tra due numeri. Guardando il tipo che restituisce è <text:tab/><text:tab/>un riferimento ad una variabile quindi restituisce un riferimento a </text:span><text:span text:style-name="T13">x</text:span><text:span text:style-name="T26"> e/o a </text:span><text:span text:style-name="T13">m </text:span><text:span text:style-name="T26">cioè 44. <text:tab/><text:tab/>Siccome restituisce un’espressione dotata di </text:span><text:span text:style-name="T13">l-value </text:span><text:span text:style-name="T26">(cioè </text:span><text:span text:style-name="T13">m</text:span><text:span text:style-name="T26">) è possibile associarle un <text:tab/><text:tab/>valore.</text:span></text:p>
      <text:p text:style-name="P47"/>
      <text:p text:style-name="P27">29.6 Sovrapposizione di parametri (overloading)</text:p>
      <text:p text:style-name="P8">In C++ è possibile dare lo stesso nome a funzioni diverse, purché con liste di parametri diverse, per numero e/o per tipo.</text:p>
      <text:p text:style-name="P8">Il compilatore “riconosce” la giusta funzione per ogni chiamata. In caso di ambiguità, il compilatore produce un errore. <text:span text:style-name="T32">Le c</text:span>onversioni implicite <text:span text:style-name="T32">sono</text:span> ammissibili, purché non causino ambiguità.</text:p>
      <text:p text:style-name="P8"/>
      <text:p text:style-name="P11">Esempio</text:p>
      <text:p text:style-name="P34">int max(int, int) {...}; <text:tab/><text:tab/></text:p>
      <text:p text:style-name="P34">int max(int, int, int) {...}; </text:p>
      <text:p text:style-name="P34">double max(double, double) {...};<text:tab/>//<text:span text:style-name="T18">tre funzioni con lo stesso nome, ma che differiscono per tipo <text:tab/><text:tab/><text:tab/><text:tab/><text:tab/>restituito e lista di parametri formali</text:span></text:p>
      <text:p text:style-name="P15">cout &lt;&lt; max(99,77) &lt;&lt; " " &lt;&lt; max(55,66,33) &lt;&lt; " " &lt;&lt; max(3.4,7.2) &lt;&lt; endl; </text:p>
      <text:p text:style-name="P15">cout &lt;&lt; max(3,3.1) &lt;&lt; endl; // <text:span text:style-name="T15">errore: AMBIGUA </text:span></text:p>
      <text:p text:style-name="P16"><text:soft-page-break/>29.7 Funzioni con argomenti di default</text:p>
      <text:p text:style-name="P15">In C++ è possibile fornire parametri opzionali, con valori di default.</text:p>
      <text:p text:style-name="P15">Ciò permette chiamate con liste di parametri attuali ridotte.</text:p>
      <text:p text:style-name="P15">I parametri opzionali devono essere gli ultimi della lista e il match viene effettuato da sinistra a destra.</text:p>
      <text:p text:style-name="P15"/>
      <text:p text:style-name="P11">Esempio</text:p>
      <text:p text:style-name="P34">double p(double, double, double =0, double =0, double =0); <text:s text:c="4"/><text:span text:style-name="T18">//</text:span><text:span text:style-name="T19">l’assegnazione dei valori di default <text:tab/><text:tab/><text:tab/><text:tab/><text:tab/><text:tab/><text:tab/><text:tab/><text:tab/>va fatta in fase di dichiarazione </text:span>cout &lt;&lt; p(x, 7) &lt;&lt; endl; </text:p>
      <text:p text:style-name="P34">cout &lt;&lt; p(x, 7, 6) &lt;&lt; endl; </text:p>
      <text:p text:style-name="P34">cout &lt;&lt; p(x, 7, 6, 5) &lt;&lt; endl; </text:p>
      <text:p text:style-name="P34">cout &lt;&lt; p(x, 7, 6, 5, 4) &lt;&lt; endl; </text:p>
      <text:p text:style-name="P34"/>
      <text:p text:style-name="P34">double p(double x, double a0, double a1, double a2, double a3) </text:p>
      <text:p text:style-name="P34">{ return a0 + (a1 + (a2 + a3*x)*x)*x; } </text:p>
      <text:p text:style-name="P34"/>
      <text:p text:style-name="P46">29.8 Firma di una funzione</text:p>
      <text:p text:style-name="P53">La firma di una funzione si compone del nome della funzione e del numero, ordine e tipo dei parametri formali.</text:p>
      <text:p text:style-name="P53"/>
      <text:p text:style-name="P56">int calcolaSomma (int, int);</text:p>
      <text:p text:style-name="P53"/>
      <text:p text:style-name="P56">int calcolaSomma (int addendo1, int addendo2){</text:p>
      <text:p text:style-name="P56">… ;</text:p>
      <text:p text:style-name="P56">}</text:p>
      <text:p text:style-name="P56"/>
      <text:p text:style-name="P46">Firma della funzione: <text:span text:style-name="T14">calcolaSomma(int, int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2T08:45:03.413000000</meta:creation-date>
    <dc:date>2021-10-21T12:08:35.333000000</dc:date>
    <meta:editing-duration>PT24M28S</meta:editing-duration>
    <meta:editing-cycles>4</meta:editing-cycles>
    <meta:generator>LibreOffice/5.3.3.2$Windows_x86 LibreOffice_project/3d9a8b4b4e538a85e0782bd6c2d430bafe583448</meta:generator>
    <meta:print-date>2021-10-21T12:08:28.507000000</meta:print-date>
    <meta:document-statistic meta:table-count="0" meta:image-count="0" meta:object-count="0" meta:page-count="5" meta:paragraph-count="126" meta:word-count="1328" meta:character-count="8361" meta:non-whitespace-character-count="7078"/>
  </office:meta>
</office:document-meta>
</file>